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7f0ec"/>
    </style:style>
    <style:style style:name="P2" style:family="paragraph" style:parent-style-name="Standard">
      <style:text-properties fo:language="en" fo:country="CA" officeooo:rsid="0017f0ec" officeooo:paragraph-rsid="001e1ea3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17f0ec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2338aa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7f0ec" officeooo:paragraph-rsid="0023471c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a6a85" officeooo:paragraph-rsid="0017f0ec" style:font-size-asian="8pt" style:font-size-complex="8pt"/>
    </style:style>
    <style:style style:name="P9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23471c" style:font-size-asian="8pt" style:font-style-asian="italic" style:font-size-complex="8pt" style:font-style-complex="italic"/>
    </style:style>
    <style:style style:name="P10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language="en" fo:country="CA" fo:font-weight="bold" officeooo:rsid="0017f0ec" officeooo:paragraph-rsid="0017f0ec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language="en" fo:country="CA" fo:font-weight="bold" officeooo:rsid="0017f0ec" officeooo:paragraph-rsid="0026661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break-before="page"/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3395ea" officeooo:paragraph-rsid="003b0187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18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19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0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1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2" style:family="paragraph" style:parent-style-name="Standard">
      <style:text-properties fo:font-size="10pt" fo:language="en" fo:country="CA" officeooo:rsid="0017f0ec" officeooo:paragraph-rsid="0023471c" style:font-size-asian="10pt" style:font-size-complex="10pt"/>
    </style:style>
    <style:style style:name="P23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24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27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28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29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0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1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2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33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34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35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36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37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38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39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40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41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42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43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44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45" style:family="paragraph" style:parent-style-name="Standard">
      <style:text-properties fo:font-size="10pt" fo:language="en" fo:country="CA" officeooo:rsid="003395ea" officeooo:paragraph-rsid="003395ea" style:font-size-asian="10pt" style:font-size-complex="10pt"/>
    </style:style>
    <style:style style:name="P46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47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48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49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50" style:family="paragraph" style:parent-style-name="Text_20_body">
      <style:text-properties officeooo:rsid="00404350" officeooo:paragraph-rsid="004163b9"/>
    </style:style>
    <style:style style:name="P51" style:family="paragraph" style:parent-style-name="Text_20_body">
      <style:text-properties fo:font-weight="normal" officeooo:rsid="00404350" officeooo:paragraph-rsid="00404350" style:font-weight-asian="normal" style:font-weight-complex="normal"/>
    </style:style>
    <style:style style:name="P52" style:family="paragraph" style:parent-style-name="Text_20_body">
      <style:text-properties fo:font-weight="normal" officeooo:rsid="00404350" officeooo:paragraph-rsid="00467bf9" style:font-weight-asian="normal" style:font-weight-complex="normal"/>
    </style:style>
    <style:style style:name="P53" style:family="paragraph" style:parent-style-name="Text_20_body">
      <style:text-properties fo:font-weight="normal" officeooo:rsid="0042fdc7" officeooo:paragraph-rsid="0042fdc7" style:font-weight-asian="normal" style:font-weight-complex="normal"/>
    </style:style>
    <style:style style:name="P54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5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62" style:family="paragraph" style:parent-style-name="Heading_20_3">
      <style:text-properties officeooo:paragraph-rsid="004fa06d"/>
    </style:style>
    <style:style style:name="P63" style:family="paragraph" style:parent-style-name="Heading_20_4">
      <style:text-properties officeooo:paragraph-rsid="004fa06d"/>
    </style:style>
    <style:style style:name="P64" style:family="paragraph" style:parent-style-name="Standard">
      <style:paragraph-properties fo:margin-left="1.251cm" fo:margin-right="0cm" fo:text-indent="0cm" style:auto-text-indent="false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66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67" style:family="paragraph" style:parent-style-name="Standard">
      <style:text-properties fo:font-size="10pt" fo:language="en" fo:country="CA" officeooo:rsid="0017f0ec" officeooo:paragraph-rsid="004d3dc1" style:font-size-asian="10pt" style:font-size-complex="10pt"/>
    </style:style>
    <style:style style:name="P68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71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75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77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79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35c5d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98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99" style:family="paragraph" style:parent-style-name="Standard">
      <style:text-properties fo:font-size="10pt" fo:language="en" fo:country="CA" officeooo:rsid="003d8e0e" officeooo:paragraph-rsid="005a0f0c" style:font-size-asian="10pt" style:font-size-complex="10pt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08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593df"/>
    </style:style>
    <style:style style:name="T27" style:family="text">
      <style:text-properties officeooo:rsid="0038ddac"/>
    </style:style>
    <style:style style:name="T28" style:family="text">
      <style:text-properties officeooo:rsid="003aaece"/>
    </style:style>
    <style:style style:name="T29" style:family="text">
      <style:text-properties officeooo:rsid="003b0187"/>
    </style:style>
    <style:style style:name="T30" style:family="text">
      <style:text-properties officeooo:rsid="003d6e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eeb0c" style:font-weight-asian="normal" style:font-weight-complex="normal"/>
    </style:style>
    <style:style style:name="T33" style:family="text">
      <style:text-properties fo:font-weight="normal" officeooo:rsid="003f3636" style:font-weight-asian="normal" style:font-weight-complex="normal"/>
    </style:style>
    <style:style style:name="T34" style:family="text">
      <style:text-properties fo:font-weight="normal" officeooo:rsid="003593df" style:font-weight-asian="normal" style:font-weight-complex="normal"/>
    </style:style>
    <style:style style:name="T35" style:family="text">
      <style:text-properties fo:font-weight="normal" officeooo:rsid="005a0f0c" style:font-weight-asian="normal" style:font-weight-complex="normal"/>
    </style:style>
    <style:style style:name="T36" style:family="text">
      <style:text-properties officeooo:rsid="003eeb0c"/>
    </style:style>
    <style:style style:name="T37" style:family="text">
      <style:text-properties officeooo:rsid="0040435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4163b9"/>
    </style:style>
    <style:style style:name="T40" style:family="text">
      <style:text-properties officeooo:rsid="0044a89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467bf9" style:font-size-asian="10pt" style:font-size-complex="10pt"/>
    </style:style>
    <style:style style:name="T43" style:family="text">
      <style:text-properties officeooo:rsid="00467bf9"/>
    </style:style>
    <style:style style:name="T44" style:family="text">
      <style:text-properties officeooo:rsid="00472faf"/>
    </style:style>
    <style:style style:name="T45" style:family="text">
      <style:text-properties officeooo:rsid="00485dc1"/>
    </style:style>
    <style:style style:name="T46" style:family="text">
      <style:text-properties officeooo:rsid="0049e2db"/>
    </style:style>
    <style:style style:name="T47" style:family="text">
      <style:text-properties officeooo:rsid="004bb8c3"/>
    </style:style>
    <style:style style:name="T48" style:family="text">
      <style:text-properties officeooo:rsid="004d3dc1"/>
    </style:style>
    <style:style style:name="T49" style:family="text">
      <style:text-properties officeooo:rsid="004e72a8"/>
    </style:style>
    <style:style style:name="T50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51" style:family="text">
      <style:text-properties officeooo:rsid="004fa06d"/>
    </style:style>
    <style:style style:name="T52" style:family="text">
      <style:text-properties officeooo:rsid="00518d37"/>
    </style:style>
    <style:style style:name="T53" style:family="text">
      <style:text-properties officeooo:rsid="00535c5d"/>
    </style:style>
    <style:style style:name="T54" style:family="text">
      <style:text-properties officeooo:rsid="005461f7"/>
    </style:style>
    <style:style style:name="T55" style:family="text">
      <style:text-properties officeooo:rsid="00560aae"/>
    </style:style>
    <style:style style:name="T56" style:family="text">
      <style:text-properties officeooo:rsid="00580456"/>
    </style:style>
    <style:style style:name="T57" style:family="text">
      <style:text-properties officeooo:rsid="005a0299"/>
    </style:style>
    <style:style style:name="T58" style:family="text">
      <style:text-properties officeooo:rsid="005a0f0c"/>
    </style:style>
    <style:style style:name="T59" style:family="text">
      <style:text-properties officeooo:rsid="005ac51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 S MANAGER</text:p>
      <text:h text:style-name="Heading_20_1" text:outline-level="1"><text:bookmark-start text:name="__RefHeading___Toc1073_3271568549"/><text:span text:style-name="T37">F</text:span>oreword <text:span text:style-name="T44">and credits</text:span><text:bookmark-end text:name="__RefHeading___Toc1073_3271568549"/></text:h>
      <text:p text:style-name="P50">This is a mod of the <text:span text:style-name="T48">wonderful</text:span> game <text:span text:style-name="T39">developed by Ray Fowler:</text:span> <text:span text:style-name="T5">Remnants of the Precursors</text:span><text:span text:style-name="T31">, which is a modernization of the 1993 strategy game "Master of Orion"</text:span></text:p>
      <text:p text:style-name="P108">Links</text:p>
      <text:p text:style-name="P51"><text:span text:style-name="T38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51"><text:span text:style-name="T38">Community subreddit:</text:span> <text:a xlink:type="simple" xlink:href="https://www.reddit.com/r/rotp/" text:style-name="Internet_20_link" text:visited-style-name="Visited_20_Internet_20_Link">https://www.reddit.com/r/rotp/</text:a></text:p>
      <text:p text:style-name="P51"><text:span text:style-name="T38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51"><text:span text:style-name="T38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51">This mod also include the <text:span text:style-name="T43">major </text:span>contributions of several active modders:</text:p>
      <text:p text:style-name="P53">The <text:span text:style-name="T37">Fusion </text:span>m<text:span text:style-name="T37">od </text:span>with it challenging AI by Xilmi.</text:p>
      <text:p text:style-name="P52"><text:span text:style-name="T41"><text:tab/></text:span><text:span text:style-name="T42">GitHub</text:span><text:span text:style-name="T41"> site: </text:span><text:a xlink:type="simple" xlink:href="https://github.com/Xilmi/rotp-coder/releases/" text:style-name="Internet_20_link" text:visited-style-name="Visited_20_Internet_20_Link"><text:span text:style-name="T41">https://github.com/Xilmi/rotp-coder/releases/</text:span></text:a></text:p>
      <text:p text:style-name="P53">The Modnar mod with its nice addition by <text:span text:style-name="T40">M</text:span>odnar_<text:span text:style-name="T40">H</text:span>ajile</text:p>
      <text:p text:style-name="P52"><text:span text:style-name="T41"><text:tab/></text:span><text:span text:style-name="T42">GitHub</text:span><text:span text:style-name="T41"> site: </text:span><text:a xlink:type="simple" xlink:href="https://github.com/modnar-hajile/rotp" text:style-name="Internet_20_link" text:visited-style-name="Visited_20_Internet_20_Link"><text:span text:style-name="T41">https://github.com/modnar-hajile/rotp</text:span></text:a></text:p>
      <text:p text:style-name="P53">The Governor mod, <text:span text:style-name="T40">the indispensable micro management remover, by coder111</text:span></text:p>
      <text:p text:style-name="P52"><text:span text:style-name="T41"><text:tab/></text:span><text:span text:style-name="T42">GitHub</text:span><text:span text:style-name="T41"> site: </text:span><text:a xlink:type="simple" xlink:href="https://github.com/coder111111/rotp-public" text:style-name="Internet_20_link" text:visited-style-name="Visited_20_Internet_20_Link"><text:span text:style-name="T41">https://github.com/coder111111/rotp-public</text:span></text:a></text:p>
      <text:p text:style-name="P54"/>
      <text:h text:style-name="P60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17">This mod change nothing to the game without the user asking for a specific action!</text:p>
      <text:p text:style-name="P48">This mod is s<text:span text:style-name="T44">ave game compatible with the mod its snap on, this is </text:span><text:span text:style-name="T48">mandatory to</text:span><text:span text:style-name="T44"> allow </text:span><text:span text:style-name="T48">the </text:span><text:span text:style-name="T44">minor editing of the game files.</text:span></text:p>
      <text:p text:style-name="P17"/>
      <text:h text:style-name="Heading_20_3" text:outline-level="3"><text:bookmark-start text:name="__RefHeading___Toc1079_3271568549"/>Main functionalities:<text:bookmark-end text:name="__RefHeading___Toc1079_3271568549"/></text:h>
      <text:p text:style-name="P18">This mod allows <text:span text:style-name="T3">to save and reuse user preferred configurations as profiles.</text:span></text:p>
      <text:p text:style-name="P17">Each profiles may affects all parameters or only some!</text:p>
      <text:p text:style-name="P17">Several partial profiles can be loaded together to be combined.</text:p>
      <text:p text:style-name="P64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65">There is an option to ask for a random parameter.</text:p>
      <text:p text:style-name="P65"/>
      <text:p text:style-name="P28"><text:span text:style-name="T45">When loading a game file, </text:span><text:span text:style-name="T48">you have the option to change </text:span>some parameters. <text:span text:style-name="T22">(The file it self is not altered)</text:span></text:p>
      <text:p text:style-name="P27"/>
      <text:h text:style-name="Heading_20_3" text:outline-level="3"><text:bookmark-start text:name="__RefHeading___Toc1081_3271568549"/><text:span text:style-name="T45">Workflow</text:span>:<text:bookmark-end text:name="__RefHeading___Toc1081_3271568549"/></text:h>
      <text:p text:style-name="P19">- The Standard configuration file (Remnant.cfg) is loaded.</text:p>
      <text:p text:style-name="P18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0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0">- <text:span text:style-name="T4">Before every action, the </text:span><text:span text:style-name="T3">Profiles</text:span>.cfg <text:span text:style-name="T4">is reloaded to take account of possible </text:span><text:span text:style-name="T45">user</text:span><text:span text:style-name="T4"> change</text:span><text:span text:style-name="T45">s</text:span><text:span text:style-name="T4">! </text:span><text:span text:style-name="T48">(Your preferred text file editor is the interface!</text:span></text:p>
      <text:p text:style-name="P25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45">in the </text:span><text:span text:style-name="T3">Profiles</text:span>.cfg<text:span text:style-name="T4">.</text:span></text:p>
      <text:p text:style-name="P25">- <text:span text:style-name="T4">To change a game file. Go to load menu, select the file and press “X”.</text:span></text:p>
      <text:p text:style-name="P29"><text:tab/><text:span text:style-name="T22">The file it self is not altered, but at the next saving, the new configuration will be saved too.</text:span></text:p>
      <text:p text:style-name="P19"/>
      <text:h text:style-name="Heading_20_3" text:outline-level="3"><text:bookmark-start text:name="__RefHeading___Toc1083_3271568549"/>Other functionalities:<text:bookmark-end text:name="__RefHeading___Toc1083_3271568549"/></text:h>
      <text:p text:style-name="P20">- <text:span text:style-name="T4">The default Star spacing can be adjusted.</text:span></text:p>
      <text:p text:style-name="P71">- The probability of Star <text:span text:style-name="T48">Type</text:span> can be adjusted.</text:p>
      <text:p text:style-name="P71">- The probability of <text:span text:style-name="T48">Planet</text:span> <text:span text:style-name="T48">Type</text:span> can be adjusted.</text:p>
      <text:p text:style-name="P67">- <text:span text:style-name="T11">The available opponent Races can be filtered.</text:span></text:p>
      <text:p text:style-name="P67">- <text:span text:style-name="T48">The rolling sequence of the flags can be changed.</text:span></text:p>
      <text:p text:style-name="P20">- <text:span text:style-name="T45">Some Galaxy Pam zooming factors can be adjusted.</text:span></text:p>
      <text:p text:style-name="P10"/>
      <text:h text:style-name="P61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9">Table of Contents</text:p>
          </text:index-title>
          <text:p text:style-name="P55"><text:a xlink:type="simple" xlink:href="#__RefHeading___Toc1073_3271568549" text:style-name="Index_20_Link" text:visited-style-name="Index_20_Link">Foreword and credits<text:tab/>1</text:a></text:p>
          <text:p text:style-name="P55"><text:a xlink:type="simple" xlink:href="#__RefHeading___Toc1075_3271568549" text:style-name="Index_20_Link" text:visited-style-name="Index_20_Link">Introduction<text:tab/>2</text:a></text:p>
          <text:p text:style-name="P57"><text:a xlink:type="simple" xlink:href="#__RefHeading___Toc1077_3271568549" text:style-name="Index_20_Link" text:visited-style-name="Index_20_Link">Main priority for Profiles Manager:<text:tab/>2</text:a></text:p>
          <text:p text:style-name="P57"><text:a xlink:type="simple" xlink:href="#__RefHeading___Toc1079_3271568549" text:style-name="Index_20_Link" text:visited-style-name="Index_20_Link">Main functionalities:<text:tab/>2</text:a></text:p>
          <text:p text:style-name="P57"><text:a xlink:type="simple" xlink:href="#__RefHeading___Toc1081_3271568549" text:style-name="Index_20_Link" text:visited-style-name="Index_20_Link">Workflow:<text:tab/>2</text:a></text:p>
          <text:p text:style-name="P57"><text:a xlink:type="simple" xlink:href="#__RefHeading___Toc1083_3271568549" text:style-name="Index_20_Link" text:visited-style-name="Index_20_Link">Other functionalities:<text:tab/>2</text:a></text:p>
          <text:p text:style-name="P55"><text:a xlink:type="simple" xlink:href="#__RefHeading___Toc1085_3271568549" text:style-name="Index_20_Link" text:visited-style-name="Index_20_Link">How to use it<text:tab/>3</text:a></text:p>
          <text:p text:style-name="P57"><text:a xlink:type="simple" xlink:href="#__RefHeading___Toc1149_3166989914" text:style-name="Index_20_Link" text:visited-style-name="Index_20_Link">GUI Key assignations<text:tab/>3</text:a></text:p>
          <text:p text:style-name="P57"><text:a xlink:type="simple" xlink:href="#__RefHeading___Toc1151_3166989914" text:style-name="Index_20_Link" text:visited-style-name="Index_20_Link">Main Menu Key assignations<text:tab/>4</text:a></text:p>
          <text:p text:style-name="P57"><text:a xlink:type="simple" xlink:href="#__RefHeading___Toc1153_3166989914" text:style-name="Index_20_Link" text:visited-style-name="Index_20_Link">Parameters that may be used to change a game:<text:tab/>4</text:a></text:p>
          <text:p text:style-name="P55"><text:a xlink:type="simple" xlink:href="#__RefHeading___Toc1155_3166989914" text:style-name="Index_20_Link" text:visited-style-name="Index_20_Link">BrokenRegistry Added Parameters<text:tab/>5</text:a></text:p>
          <text:p text:style-name="P57"><text:a xlink:type="simple" xlink:href="#__RefHeading___Toc1087_3271568549" text:style-name="Index_20_Link" text:visited-style-name="Index_20_Link">Additions in Remnant.cfg<text:tab/>5</text:a></text:p>
          <text:p text:style-name="P58"><text:a xlink:type="simple" xlink:href="#__RefHeading___Toc1157_3166989914" text:style-name="Index_20_Link" text:visited-style-name="Index_20_Link">- SHOW_FLEET_FACTOR:<text:tab/>5</text:a></text:p>
          <text:p text:style-name="P58"><text:a xlink:type="simple" xlink:href="#__RefHeading___Toc1159_3166989914" text:style-name="Index_20_Link" text:visited-style-name="Index_20_Link">- SHOW_FLAG_FACTOR:<text:tab/>5</text:a></text:p>
          <text:p text:style-name="P58"><text:a xlink:type="simple" xlink:href="#__RefHeading___Toc1161_3166989914" text:style-name="Index_20_Link" text:visited-style-name="Index_20_Link">- SHOW_PATH_FACTOR:<text:tab/>5</text:a></text:p>
          <text:p text:style-name="P58"><text:a xlink:type="simple" xlink:href="#__RefHeading___Toc1163_3166989914" text:style-name="Index_20_Link" text:visited-style-name="Index_20_Link">- SHOW_NAME_MIN_FONT:<text:tab/>5</text:a></text:p>
          <text:p text:style-name="P58"><text:a xlink:type="simple" xlink:href="#__RefHeading___Toc1165_3166989914" text:style-name="Index_20_Link" text:visited-style-name="Index_20_Link">- SHOW_INFO_FONT_RATIO:<text:tab/>5</text:a></text:p>
          <text:p text:style-name="P58"><text:a xlink:type="simple" xlink:href="#__RefHeading___Toc1167_3166989914" text:style-name="Index_20_Link" text:visited-style-name="Index_20_Link">- MAP_FONT_FACTOR:<text:tab/>5</text:a></text:p>
          <text:p text:style-name="P57"><text:a xlink:type="simple" xlink:href="#__RefHeading___Toc1087_32715685491" text:style-name="Index_20_Link" text:visited-style-name="Index_20_Link">Additions in Profiles.cfg<text:tab/>5</text:a></text:p>
          <text:p text:style-name="P58"><text:a xlink:type="simple" xlink:href="#__RefHeading___Toc1236_3166989914" text:style-name="Index_20_Link" text:visited-style-name="Index_20_Link">MAXIMIZE EMPIRES SPACING:<text:tab/>5</text:a></text:p>
          <text:p text:style-name="P58"><text:a xlink:type="simple" xlink:href="#__RefHeading___Toc1238_3166989914" text:style-name="Index_20_Link" text:visited-style-name="Index_20_Link">MIN STARS PER EMPIRE:<text:tab/>5</text:a></text:p>
          <text:p text:style-name="P58"><text:a xlink:type="simple" xlink:href="#__RefHeading___Toc1240_3166989914" text:style-name="Index_20_Link" text:visited-style-name="Index_20_Link">PREF STARS PER EMPIRE:<text:tab/>5</text:a></text:p>
          <text:p text:style-name="P58"><text:a xlink:type="simple" xlink:href="#__RefHeading___Toc1242_3166989914" text:style-name="Index_20_Link" text:visited-style-name="Index_20_Link">STAR TYPE PROBABILITY:<text:tab/>5</text:a></text:p>
          <text:p text:style-name="P58"><text:a xlink:type="simple" xlink:href="#__RefHeading___Toc1244_3166989914" text:style-name="Index_20_Link" text:visited-style-name="Index_20_Link">PLANET TYPE PROBABILITY GLOBAL:<text:tab/>6</text:a></text:p>
          <text:p text:style-name="P58"><text:a xlink:type="simple" xlink:href="#__RefHeading___Toc1246_3166989914" text:style-name="Index_20_Link" text:visited-style-name="Index_20_Link">PLANET TYPE PROBABILITY STAR COLOUR:<text:tab/>6</text:a></text:p>
          <text:p text:style-name="P58"><text:a xlink:type="simple" xlink:href="#__RefHeading___Toc1248_3166989914" text:style-name="Index_20_Link" text:visited-style-name="Index_20_Link">GUI RACE FILTER: (available in Galaxy UI)<text:tab/>6</text:a></text:p>
          <text:p text:style-name="P58"><text:a xlink:type="simple" xlink:href="#__RefHeading___Toc1250_3166989914" text:style-name="Index_20_Link" text:visited-style-name="Index_20_Link">GAME RACE FILTER: (available in Galaxy UI)<text:tab/>6</text:a></text:p>
          <text:p text:style-name="P58"><text:a xlink:type="simple" xlink:href="#__RefHeading___Toc1252_3166989914" text:style-name="Index_20_Link" text:visited-style-name="Index_20_Link">GUI PRESET OPPONENT: (available in Galaxy UI)<text:tab/>6</text:a></text:p>
          <text:p text:style-name="P58"><text:a xlink:type="simple" xlink:href="#__RefHeading___Toc1254_3166989914" text:style-name="Index_20_Link" text:visited-style-name="Index_20_Link">START PRESET OPPONENT: (available in Galaxy UI)<text:tab/>6</text:a></text:p>
          <text:p text:style-name="P55"><text:a xlink:type="simple" xlink:href="#__RefHeading___Toc1231_3166989914" text:style-name="Index_20_Link" text:visited-style-name="Index_20_Link">File Content Description<text:tab/>8</text:a></text:p>
        </text:index-body>
      </text:table-of-content>
      <text:h text:style-name="Heading_20_1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46">GUI </text:span>Key assignations<text:bookmark-end text:name="__RefHeading___Toc1149_3166989914"/></text:h>
      <text:p text:style-name="P35">To load a profile to the current GUI, press “L”, or “Shift-L” for all GUI:</text:p>
      <text:p text:style-name="P72"><text:span text:style-name="T49">All t</text:span>he profiles containing the action “Load” will be loaded, <text:span text:style-name="T49">and if some affect the same parameter, the last profile win. </text:span></text:p>
      <text:p text:style-name="P35"/>
      <text:p text:style-name="P36">To <text:span text:style-name="T21">use the alternative </text:span>load, press “<text:span text:style-name="T21">R</text:span>”, or “Shift-<text:span text:style-name="T21">R</text:span>” for all GUI:</text:p>
      <text:p text:style-name="P74"><text:span text:style-name="T49">All t</text:span>he profiles containing the action “<text:span text:style-name="T21">Surprise</text:span>” will be loaded. <text:span text:style-name="T21">(I use it for profile set to Random)</text:span></text:p>
      <text:p text:style-name="P36"/>
      <text:p text:style-name="P41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76">Having no GUI, I has to use a specific Key!</text:p>
      <text:p text:style-name="P41"/>
      <text:p text:style-name="P36">To load <text:span text:style-name="T21">the Default value</text:span> to the current GUI, press “<text:span text:style-name="T21">D</text:span>”, or “Shift-<text:span text:style-name="T21">D</text:span>” for all GUI:</text:p>
      <text:p text:style-name="P73">The <text:span text:style-name="T21">GUI value will be set to the internal default values</text:span>.</text:p>
      <text:p text:style-name="P36"/>
      <text:p text:style-name="P75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74">The <text:span text:style-name="T21">GUI value will be set to the values present when launching ROTP.</text:span></text:p>
      <text:p text:style-name="P75"/>
      <text:p text:style-name="P75">To <text:span text:style-name="T21">re</text:span>load <text:span text:style-name="T21">the </text:span><text:span text:style-name="T49">last session</text:span><text:span text:style-name="T21"> value</text:span><text:span text:style-name="T49">s </text:span>to the current GUI, press “<text:span text:style-name="T49">F</text:span>” <text:span text:style-name="T49">(</text:span><text:span text:style-name="T50">F</text:span><text:span text:style-name="T49">ormer)</text:span>, or “Shift-<text:span text:style-name="T49">F</text:span>” for all GUI:</text:p>
      <text:p text:style-name="P74">The <text:span text:style-name="T21">GUI value will be set to the values present </text:span><text:span text:style-name="T49">the last time </text:span><text:span text:style-name="T21">ROTP </text:span><text:span text:style-name="T49">was closed</text:span><text:span text:style-name="T21">.</text:span></text:p>
      <text:p text:style-name="P75"/>
      <text:p text:style-name="P75"><text:soft-page-break/>To <text:span text:style-name="T21">re</text:span>load <text:span text:style-name="T21">the </text:span><text:span text:style-name="T49">last</text:span><text:span text:style-name="T21"> </text:span><text:span text:style-name="T49">played game </text:span><text:span text:style-name="T21">value</text:span> to the current GUI, press “<text:span text:style-name="T49">G</text:span>”, or “Shift-<text:span text:style-name="T49">G</text:span>” for all GUI:</text:p>
      <text:p text:style-name="P74">The <text:span text:style-name="T21">GUI value will be set to the values </text:span><text:span text:style-name="T49">of the last played Game.</text:span></text:p>
      <text:p text:style-name="P75"/>
      <text:p text:style-name="P77">To Save All parameters to the file Profiles.cfg, <text:span text:style-name="T20">press “</text:span>U<text:span text:style-name="T20">”.</text:span></text:p>
      <text:p text:style-name="P43"/>
      <text:h text:style-name="Heading_20_3" text:outline-level="3"><text:bookmark-start text:name="__RefHeading___Toc1151_3166989914"/>Main Menu Key assignations<text:bookmark-end text:name="__RefHeading___Toc1151_3166989914"/></text:h>
      <text:p text:style-name="P40"><text:span text:style-name="T51">To l</text:span>oad <text:span text:style-name="T51">All </text:span>Profiles with option "Surprise" and <text:span text:style-name="T47">directly S</text:span>tart <text:span text:style-name="T47">the</text:span> Game: <text:span text:style-name="T47">P</text:span>ress “Shift-<text:span text:style-name="T47">R</text:span>”...</text:p>
      <text:p text:style-name="P49">Somehow, you will then be at the same level as the AI: Not choosing the game configuration! </text:p>
      <text:p text:style-name="P39"/>
      <text:p text:style-name="P42">To Change a game file:</text:p>
      <text:p text:style-name="P42"><text:tab/>Go to <text:span text:style-name="T51">the </text:span>Load Menu, select the file and press “X”.</text:p>
      <text:p text:style-name="P42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42">...No galaxy options... Of course!!!</text:p>
      <text:p text:style-name="P42"/>
      <text:p text:style-name="P42">PLAYER RACE:</text:p>
      <text:p text:style-name="P80">This is not for cheating purpose, and it was not tested for this.</text:p>
      <text:p text:style-name="P80"><text:span text:style-name="T22">I use it to restart a game with another race, and </text:span>this<text:span text:style-name="T22"> works well...</text:span></text:p>
      <text:p text:style-name="P78">I don’t know what happen if used late in the game... Tell us your funny story!</text:p>
      <text:p text:style-name="P42"/>
      <text:p text:style-name="P42">PLAYER COLOR:</text:p>
      <text:p text:style-name="P36">PLAYER HOMEWORLD: <text:span text:style-name="T22">(and the MODNAR extra home worlds)</text:span></text:p>
      <text:p text:style-name="P36">PLAYER NAME:</text:p>
      <text:p text:style-name="P73">... <text:span text:style-name="T22">Well if you change the race, you better change these too!</text:span></text:p>
      <text:p text:style-name="P36"/>
      <text:p text:style-name="P36">RANDOM EVENTS:</text:p>
      <text:p text:style-name="P81">As we often forget to set it!</text:p>
      <text:p text:style-name="P81">If the event is already started: it’s too late, but you can avoid the next...</text:p>
      <text:p text:style-name="P44"/>
      <text:p text:style-name="P37">COUNCIL:</text:p>
      <text:p text:style-name="P44">TECH TRADING:</text:p>
      <text:p text:style-name="P44">COLONIZING:</text:p>
      <text:p text:style-name="P44">ALWAYS STAR GATES:</text:p>
      <text:p text:style-name="P44">ALWAYS THORIUM:</text:p>
      <text:p text:style-name="P81">Those <text:span text:style-name="T23">are implemented but</text:span> haven’t bean tested very much... Feed back is welcome!</text:p>
      <text:p text:style-name="P44"/>
      <text:p text:style-name="P44">And for info, those are not stored in the game, but in “Remnant.cfg”.</text:p>
      <text:p text:style-name="P81">CUSTOM DIFFICULTY</text:p>
      <text:p text:style-name="P81">DYNAMIC DIFFICULTY</text:p>
      <text:p text:style-name="P81">MISSILE SIZE MODIFIER</text:p>
      <text:h text:style-name="P60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25">The <text:span text:style-name="T11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26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P63" text:outline-level="4"><text:bookmark-start text:name="__RefHeading___Toc1159_3166989914"/>- SHOW_<text:span text:style-name="T11">FLAG</text:span>_FACTOR:<text:bookmark-end text:name="__RefHeading___Toc1159_3166989914"/></text:h>
      <text:p text:style-name="P26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69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26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69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26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69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26"><text:span text:style-name="T46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69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26"><text:span text:style-name="T11">To adjust the galaxy map font size</text:span><text:span text:style-name="T4">.</text:span></text:p>
      <text:p text:style-name="P69"><text:span text:style-name="T13">Bigger factor means bigger fonts<text:tab/><text:tab/></text:span><text:tab/><text:span text:style-name="T13">Default value = 1.0</text:span></text:p>
      <text:p text:style-name="P38"/>
      <text:h text:style-name="P62" text:outline-level="3"><text:bookmark-start text:name="__RefHeading___Toc1087_32715685491"/>Additions in <text:span text:style-name="T51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82">Default value: NO</text:p>
      <text:p text:style-name="P87">I don’t like being squeezed in a corned in big map with few opponents...</text:p>
      <text:p text:style-name="P87"><text:span text:style-name="T51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82">Default value: 8</text:p>
      <text:p text:style-name="P82"><text:span text:style-name="T52">Minimum number of stars around every empires. </text:span>This parameter will affect the maximum number of <text:span text:style-name="T52">allowed </text:span>opponents, also depend o<text:span text:style-name="T52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82">Default value: 16</text:p>
      <text:p text:style-name="P83"><text:span text:style-name="T52">Preferred number of stars around every empires. </text:span>This parameter will affect the default selected number of opponents, also depend o<text:span text:style-name="T52">n the size of the</text:span> galaxy.</text:p>
      <text:p text:style-name="P82">This parameter will be disabled as soon as the number of opponent<text:span text:style-name="T53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82">Default value: 1.0</text:p>
      <text:p text:style-name="P84"><text:span text:style-name="T53">Modify the probability of appearance of each star colour.</text:span></text:p>
      <text:p text:style-name="P84"><text:span text:style-name="T53">A positive value will multiply the base probability.</text:span></text:p>
      <text:p text:style-name="P84"><text:soft-page-break/><text:span text:style-name="T53">A negative values replace it (after the sign is changed, of course!).</text:span></text:p>
      <text:p text:style-name="P88">Be careful... This could terribly affect the game!</text:p>
      <text:h text:style-name="Heading_20_4" text:outline-level="4"><text:bookmark-start text:name="__RefHeading___Toc1244_3166989914"/>PLANET TYPE PROBABILITY <text:span text:style-name="T54">GLOBAL</text:span>:<text:bookmark-end text:name="__RefHeading___Toc1244_3166989914"/></text:h>
      <text:p text:style-name="P85">Default value: 1.0</text:p>
      <text:p text:style-name="P85"><text:span text:style-name="T53">Modify the</text:span><text:span text:style-name="T54"> </text:span><text:span text:style-name="T53">probability of appearance of each </text:span><text:span text:style-name="T54">planet type, globally for all</text:span><text:span text:style-name="T53"> </text:span><text:span text:style-name="T54">star </text:span><text:span text:style-name="T53">colour.</text:span></text:p>
      <text:p text:style-name="P85"><text:span text:style-name="T53">A positive value will multiply the base probability.</text:span></text:p>
      <text:p text:style-name="P85"><text:span text:style-name="T53">A negative values replace it (after the sign is changed, of course!).</text:span></text:p>
      <text:p text:style-name="P89">Be careful... This could terribly affect the game!</text:p>
      <text:h text:style-name="Heading_20_4" text:outline-level="4"><text:bookmark-start text:name="__RefHeading___Toc1246_3166989914"/>PLANET TYPE PROBABILITY <text:span text:style-name="T55">STAR COLOUR</text:span>:<text:bookmark-end text:name="__RefHeading___Toc1246_3166989914"/></text:h>
      <text:p text:style-name="P86">Default value: 1.0</text:p>
      <text:p text:style-name="P86"><text:span text:style-name="T53">Modify the</text:span><text:span text:style-name="T54"> </text:span><text:span text:style-name="T53">probability of appearance of each </text:span><text:span text:style-name="T54">planet type, globally </text:span><text:span text:style-name="T55">this specific</text:span><text:span text:style-name="T53"> </text:span><text:span text:style-name="T54">star </text:span><text:span text:style-name="T53">colour.</text:span></text:p>
      <text:p text:style-name="P86"><text:span text:style-name="T53">A positive value will multiply the base probability.</text:span></text:p>
      <text:p text:style-name="P86"><text:span text:style-name="T53">A negative values replace it (after the sign is changed, of course!).</text:span></text:p>
      <text:p text:style-name="P90"><text:span text:style-name="T55">This parameter is applied after the global one.</text:span></text:p>
      <text:p text:style-name="P90">Be careful... This could terribly affect the game!</text:p>
      <text:h text:style-name="Heading_20_4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 <text:span text:style-name="T26">(available in Galaxy UI)</text:span><text:bookmark-end text:name="__RefHeading___Toc1248_3166989914"/></text:h>
      <text:p text:style-name="P91">If you don’t like to have some races as opponent, <text:span text:style-name="T56">or if your planetary distribution affect a race too much</text:span>, you are able to remove them form the pool <text:span text:style-name="T25">of select</text:span><text:span text:style-name="T56">able</text:span><text:span text:style-name="T25"> opponents.</text:span></text:p>
      <text:p text:style-name="P93">Only the opponents on the <text:span text:style-name="T24">list </text:span>will be shown when you click on the selection rectangle.</text:p>
      <text:p text:style-name="P96">The race list must be written using “/” as separator.</text:p>
      <text:p text:style-name="P96">example:</text:p>
      <text:p text:style-name="P105">User: Human/Mrrshan/Psilon/Bulrathi</text:p>
      <text:h text:style-name="Heading_20_4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 <text:span text:style-name="T26">(available in Galaxy UI)</text:span><text:bookmark-end text:name="__RefHeading___Toc1250_3166989914"/></text:h>
      <text:p text:style-name="P91">If you don’t like to have some races as opponent, <text:span text:style-name="T56">or if your planetary distribution affect a race too much</text:span>, you are able to remove them form the pool <text:span text:style-name="T25">of select</text:span><text:span text:style-name="T56">able</text:span><text:span text:style-name="T25"> opponents.</text:span></text:p>
      <text:p text:style-name="P93">Only the opponents on the <text:span text:style-name="T24">list </text:span>will be <text:span text:style-name="T58">used by the random generator when starting a new game</text:span>.</text:p>
      <text:p text:style-name="P96">The race list must be written using “/” as separator.</text:p>
      <text:p text:style-name="P96">example:</text:p>
      <text:p text:style-name="P105">User: Human/Mrrshan/Psilon/Bulrathi</text:p>
      <text:h text:style-name="Heading_20_4" text:outline-level="4"><text:bookmark-start text:name="__RefHeading___Toc1252_3166989914"/><text:span text:style-name="T5">GUI </text:span><text:span text:style-name="T8">PRESET</text:span><text:span text:style-name="T5"> OPPONENT:</text:span><text:span text:style-name="T24"> </text:span><text:span text:style-name="T26">(available in Galaxy UI)</text:span><text:bookmark-end text:name="__RefHeading___Toc1252_3166989914"/></text:h>
      <text:p text:style-name="P92">To <text:span text:style-name="T28">fill the opponent list or </text:span>suggest random opponents from a list.</text:p>
      <text:p text:style-name="P94">If option is empty, the opponent is not changed.</text:p>
      <text:p text:style-name="P94">If the option is “null” the result is an empty rectangle.</text:p>
      <text:p text:style-name="P94">If the option is “random” the opponent will be selected from the <text:span text:style-name="T57">full race list</text:span>.</text:p>
      <text:p text:style-name="P95">If the option is “<text:span text:style-name="T57">GUI</text:span>” the opponent will be selected from the <text:span text:style-name="T6">GUI </text:span><text:span text:style-name="T9">RACE </text:span><text:span text:style-name="T7">FILTER</text:span> list.</text:p>
      <text:p text:style-name="P95">If the option is “<text:span text:style-name="T57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94">If the option is “random race_1, race_2, race_N” <text:s/>the opponent will be selected from the given list.</text:p>
      <text:p text:style-name="P94">If the list is shorter than the number of opponent<text:span text:style-name="T58">s</text:span> and the last option is random: this last option will be appl<text:span text:style-name="T30">i</text:span>ed to the remaining opponents. Otherwise the remaining opponents aren’t changed.</text:p>
      <text:p text:style-name="P94">The race list must be written using “/” as separator.</text:p>
      <text:p text:style-name="P94">example:</text:p>
      <text:p text:style-name="P104">User <text:s text:c="11"/>: Human/ /<text:span text:style-name="T30">null</text:span>/<text:span text:style-name="T30">random</text:span></text:p>
      <text:p text:style-name="P106">Full_Random <text:s text:c="4"/>: random</text:p>
      <text:p text:style-name="P106">Specific <text:s text:c="7"/>: random Human, Alkari, Silicoid, Mrrshan / random Klackon, Meklar, Psilon, Darlok / random Darlok, Sakkra, Bulrathi / random</text:p>
      <text:p text:style-name="P102"/>
      <text:p text:style-name="P100">!!! Don’t break the line<text:span text:style-name="T36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Heading_20_4" text:outline-level="4"><text:bookmark-start text:name="__RefHeading___Toc1254_3166989914"/><text:span text:style-name="T57">START</text:span> <text:span text:style-name="T28">PRESET</text:span> OPPONENT:<text:span text:style-name="T24"> </text:span><text:span text:style-name="T34">(available in Galaxy UI)</text:span><text:bookmark-end text:name="__RefHeading___Toc1254_3166989914"/></text:h>
      <text:p text:style-name="P93">To <text:span text:style-name="T58">replace the random opponent generation when starting a new game</text:span>.</text:p>
      <text:p text:style-name="P96">If option is empty <text:span text:style-name="T58">or null</text:span>, the opponent <text:span text:style-name="T58">will be randomly selected</text:span>.</text:p>
      <text:p text:style-name="P96">If the option is “random” the opponent will be selected from the <text:span text:style-name="T57">full race list</text:span>.</text:p>
      <text:p text:style-name="P96">If the option is “<text:span text:style-name="T57">GUI</text:span>” the opponent will be selected from the <text:span text:style-name="T6">GUI </text:span><text:span text:style-name="T9">RACE </text:span><text:span text:style-name="T7">FILTER</text:span> list.</text:p>
      <text:p text:style-name="P96"><text:soft-page-break/>If the option is “<text:span text:style-name="T57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96">If the option is “random race_1, race_2, race_N” the opponent will be selected from the given list.</text:p>
      <text:p text:style-name="P96">If the list is shorter than the number of opponent<text:span text:style-name="T58">s,</text:span> this last option will be appl<text:span text:style-name="T30">i</text:span>ed to the remaining opponents. Otherwise the remaining opponents aren’t changed.</text:p>
      <text:p text:style-name="P97">When the maximum number of a type of opponent (5) is reached, it’ll be removed from the list of allowed opponents. When this list is empty, <text:span text:style-name="T59">sorry, a</text:span> forbidden race will be chose<text:span text:style-name="T59">n.</text:span></text:p>
      <text:p text:style-name="P96">The race list must be written using “/” as separator.</text:p>
      <text:p text:style-name="P96">example:</text:p>
      <text:p text:style-name="P105">User <text:s text:c="11"/>: Human/ /<text:span text:style-name="T30">null</text:span>/<text:span text:style-name="T30">random</text:span></text:p>
      <text:p text:style-name="P107">Full_Random <text:s text:c="4"/>: random</text:p>
      <text:p text:style-name="P107">Specific <text:s text:c="7"/>: random Human, Alkari, Silicoid, Mrrshan / random Klackon, Meklar, Psilon, Darlok / random Darlok, Sakkra, Bulrathi / random</text:p>
      <text:p text:style-name="P103"/>
      <text:p text:style-name="P101">!!! Don’t break the line<text:span text:style-name="T36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p text:style-name="P99"/>
      <text:p text:style-name="P98"/>
      <text:h text:style-name="P60" text:outline-level="1"><text:bookmark-start text:name="__RefHeading___Toc1231_3166989914"/>File Content Description<text:bookmark-end text:name="__RefHeading___Toc1231_3166989914"/></text:h>
      <text:p text:style-name="P2"/>
      <text:p text:style-name="P21"><text:span text:style-name="T59">In t</text:span>he first setting, <text:span text:style-name="T59">you </text:span><text:span text:style-name="T14">declare the </text:span><text:span text:style-name="T59">list of </text:span><text:span text:style-name="T14">profiles and their actions</text:span></text:p>
      <text:p text:style-name="P19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9">Don’t change these lines, they are <text:span text:style-name="T59">only </text:span>descriptive</text:p>
      <text:p text:style-name="P5">¦ Parameter <text:s text:c="4"/>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<text:span text:style-name="T14">save</text:span> the GUI settings</text:p>
      <text:p text:style-name="P5">; Savegame <text:s text:c="5"/>= When a Game is started, this profile will <text:span text:style-name="T14">save</text:span> the Game</text:p>
      <text:p text:style-name="P6">; <text:s text:c="16"/>settings</text:p>
      <text:p text:style-name="P5">; Saveinitial <text:s text:c="2"/>= When a Game is started or if the key "U" is pressed, this</text:p>
      <text:p text:style-name="P5">; <text:s text:c="16"/>profile will <text:span text:style-name="T14">save</text:span> the initial settings</text:p>
      <text:p text:style-name="P5">; Savedefault <text:s text:c="2"/>= When a Game is started or if the key "U" is pressed, this</text:p>
      <text:p text:style-name="P7">; <text:s text:c="16"/>profile will <text:span text:style-name="T14">save</text:span> the default settings</text:p>
      <text:p text:style-name="P5">; Getgui <text:s text:c="7"/>= When a Game is started or if the key "U" is pressed, non empty</text:p>
      <text:p text:style-name="P7">; <text:s text:c="16"/>parameters of this profile will <text:span text:style-name="T14">save</text:span> the GUI settings</text:p>
      <text:p text:style-name="P5">; Getgame <text:s text:c="6"/>= When a Game is started, non empty parameters of this profile</text:p>
      <text:p text:style-name="P7">; <text:s text:c="16"/>will <text:span text:style-name="T14">save</text:span> the Game settings</text:p>
      <text:p text:style-name="P5">; Getinitial <text:s text:c="3"/>= When a Game is started or if the key "U" is pressed, non empty</text:p>
      <text:p text:style-name="P7">; <text:s text:c="16"/>parameters of this profile will <text:span text:style-name="T14">save</text:span> the initial settings</text:p>
      <text:p text:style-name="P5">; Getdefault <text:s text:c="3"/>= When a Game is started or if the key "U" is pressed, non empty</text:p>
      <text:p text:style-name="P7">; <text:s text:c="16"/>parameters of this profile will <text:span text:style-name="T14">save</text:span> the default settings</text:p>
      <text:p text:style-name="P5">; </text:p>
      <text:p text:style-name="P9">Here is the profiles list</text:p>
      <text:p text:style-name="P9">Name<text:tab/><text:tab/><text:tab/>Function / Action</text:p>
      <text:p text:style-name="P5">User <text:s text:c="11"/>: SaveGui Load ; This profile could be Loaded by pressing "L"</text:p>
      <text:p text:style-name="P5">LastGui <text:s text:c="8"/>: SaveGui <text:s text:c="4"/>; This profile will keep the last GUI configuration</text:p>
      <text:p text:style-name="P5">LastGame <text:s text:c="7"/>: SaveGame <text:s text:c="3"/>; This profile will keep the loaded Game configuration</text:p>
      <text:p text:style-name="P5">ChangeGame <text:s text:c="5"/>: SaveGui Change ; This profile change Game When Loaded by pressing "X"</text:p>
      <text:p text:style-name="P5">Random <text:s text:c="9"/>: Surprise <text:s text:c="3"/>; Loaded by pressing "R", add or replace by Load to allow it to be loaded</text:p>
      <text:p text:style-name="P5">; (---- The last loaded Win)</text:p>
      <text:p text:style-name="P1"/>
      <text:p text:style-name="P30">To add a profile:<text:tab/><text:tab/>Just add a line with its name and actions, at the next update, every parameter will have it too.</text:p>
      <text:p text:style-name="P30">To remove a profile:<text:tab/>Just delete the line, at the next update, every parameter will have it removed too.</text:p>
      <text:p text:style-name="P30">To disable a profile:<text:tab/>Just delete the actions! </text:p>
      <text:p text:style-name="P30"/>
      <text:p text:style-name="P30">Comments may be added after the “;” and will be kept.</text:p>
      <text:p text:style-name="P30"/>
      <text:p text:style-name="P31">“<text:span text:style-name="T18">Load” action may be put on several line, to be combined together, the last one win the conflicts.</text:span></text:p>
      <text:p text:style-name="P34">Same with <text:s/>“Change” and “Surprise”</text:p>
      <text:p text:style-name="P31"/>
      <text:p text:style-name="P31">“<text:span text:style-name="T18">Save</text:span>” <text:span text:style-name="T18">means every enabled profiles will be updated.</text:span></text:p>
      <text:p text:style-name="P31">“<text:span text:style-name="T18">Get” means only enabled profile already having a value are to be updated, this way the empty parameters of partial profiles will be preserved </text:span></text:p>
      <text:p text:style-name="P24"/>
      <text:p text:style-name="P12"/>
      <text:p text:style-name="P14">Then All the parameters are listed, grouped by GUI</text:p>
      <text:p text:style-name="P11"/>
      <text:p text:style-name="P8">; <text:s/></text:p>
      <text:p text:style-name="P8">; --------- Races Game Options ---------</text:p>
      <text:p text:style-name="P8">; <text:s/></text:p>
      <text:p text:style-name="P8">¦ Parameter <text:s text:c="4"/>: PLAYER RACE</text:p>
      <text:p text:style-name="P8">; Options <text:s text:c="6"/>: [Human, Alkari, Silicoid, Mrrshan, Klackon, Meklar, Psilon,</text:p>
      <text:p text:style-name="P8">; <text:s text:c="2"/>" " <text:s text:c="8"/>: Darlok, Sakkra, Bulrathi]</text:p>
      <text:p text:style-name="P8">¦ History <text:s text:c="6"/>: Current : Alkari ¦ Last : Human ¦ Initial : Alkari</text:p>
      <text:p text:style-name="P8">¦ History <text:s text:c="6"/>: Default : Alkari ¦ Game : Alkari</text:p>
      <text:p text:style-name="P8">¦ LOCAL ENABLE <text:s/>: All <text:s text:c="8"/>; [No, All, Save, Load]</text:p>
      <text:p text:style-name="P8">User <text:s text:c="11"/>: Alkari</text:p>
      <text:p text:style-name="P8">LastGui <text:s text:c="8"/>: Alkari</text:p>
      <text:p text:style-name="P8">LastGame <text:s text:c="7"/>: Alkari</text:p>
      <text:p text:style-name="P8">ChangeGame <text:s text:c="5"/>: Alkari</text:p>
      <text:p text:style-name="P8">Random <text:s text:c="9"/>: Random <text:s text:c="5"/>; Full random</text:p>
      <text:p text:style-name="P8">; ---- Available for changes in game saves</text:p>
      <text:p text:style-name="P4"/>
      <text:p text:style-name="P13">LOCAL ENABLE:</text:p>
      <text:p text:style-name="P22">- <text:span text:style-name="T16">No</text:span><text:span text:style-name="T15">:<text:tab/></text:span><text:span text:style-name="T16">This parameter is disabled.</text:span></text:p>
      <text:p text:style-name="P24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24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24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23"/>
      <text:p text:style-name="P15">History:</text:p>
      <text:p text:style-name="P23">- <text:span text:style-name="T15">Current:<text:tab/></text:span>The <text:span text:style-name="T16">GUI</text:span><text:span text:style-name="T15"> content the last time the file was saved</text:span>.</text:p>
      <text:p text:style-name="P23">- <text:span text:style-name="T16">Last</text:span><text:span text:style-name="T15">:<text:tab/><text:tab/></text:span>The “<text:span text:style-name="T16">Current</text:span>”<text:span text:style-name="T15"> content </text:span><text:span text:style-name="T27">in the file,</text:span><text:span text:style-name="T15"> the last time </text:span><text:span text:style-name="T16">ROTP was started</text:span>.</text:p>
      <text:p text:style-name="P23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23">- <text:span text:style-name="T16">Default</text:span><text:span text:style-name="T15">:<text:tab/></text:span>The <text:span text:style-name="T16">internal default value, dependent on other modders choices</text:span>.</text:p>
      <text:p text:style-name="P23">- <text:span text:style-name="T16">Game</text:span><text:span text:style-name="T15">:<text:tab/><text:tab/></text:span>The <text:span text:style-name="T16">G</text:span><text:span text:style-name="T27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31"/>
      <text:p text:style-name="P31">Comments may be added after the “;” and will be kept.</text:p>
      <text:p text:style-name="P31"/>
      <text:p text:style-name="P34">If a parameter is left blank, it won’t be used.</text:p>
      <text:p text:style-name="P34"/>
      <text:p text:style-name="P31">“<text:span text:style-name="T18">Random</text:span>”: <text:span text:style-name="T19">A random value will be taken from the option list (option range for numeric)</text:span></text:p>
      <text:p text:style-name="P32"/>
      <text:p text:style-name="P32">“<text:span text:style-name="T19">Random” Option_A, Option_B: (ex: Random Silicoid, Sakkra)</text:span></text:p>
      <text:p text:style-name="P46"><text:tab/>A random value will be taken from the option list between Option_A and Option_B</text:p>
      <text:p text:style-name="P32"/>
      <text:p text:style-name="P32">“<text:span text:style-name="T19">Random” Value_A, Value_B: <text:s/>(ex: Random 0, 4)</text:span></text:p>
      <text:p text:style-name="P47"><text:tab/>A random value will be taken from the option list between Option(Value_A) and Option(Value_B)</text:p>
      <text:p text:style-name="P35"><text:tab/>Or between these two values for numeric</text:p>
      <text:p text:style-name="P33"/>
      <text:p text:style-name="P33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33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33"/>
      <text:p text:style-name="P35">For a random choice between two value, repeat them twice: otherwise it’s a range! </text:p>
      <text:p text:style-name="P33"><text:tab/><text:span text:style-name="T20">Example: </text:span>“<text:span text:style-name="T19">Random” Option_A, Option_B, Option_A, Option_B: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26T00:14:59.708000000</dc:date>
    <meta:editing-duration>PT5H8M46S</meta:editing-duration>
    <meta:editing-cycles>26</meta:editing-cycles>
    <meta:generator>LibreOffice/7.2.7.2$Windows_X86_64 LibreOffice_project/8d71d29d553c0f7dcbfa38fbfda25ee34cce99a2</meta:generator>
    <meta:document-statistic meta:table-count="0" meta:image-count="0" meta:object-count="0" meta:page-count="9" meta:paragraph-count="297" meta:word-count="2778" meta:character-count="16573" meta:non-whitespace-character-count="13637"/>
  </office:meta>
</office:document-meta>
</file>